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-Roman" svg:font-family="Times-Roman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 - Any Character Except New Line</text:p>
      <text:p text:style-name="Standard"/>
      <text:p text:style-name="Standard">\d - Digit (0-9)</text:p>
      <text:p text:style-name="Standard"/>
      <text:p text:style-name="Standard">\D - Not a Digit (0-9)</text:p>
      <text:p text:style-name="Standard"/>
      <text:p text:style-name="Standard">\w - Word Character (a-z, A-Z, 0-9, _)</text:p>
      <text:p text:style-name="Standard"/>
      <text:p text:style-name="Standard">\W - Not a Word Character</text:p>
      <text:p text:style-name="Standard"/>
      <text:p text:style-name="Standard">\s - Whitespace (space, tab, newline)</text:p>
      <text:p text:style-name="Standard"/>
      <text:p text:style-name="Standard">\S - Not Whitespace (space, tab, newline)</text:p>
      <text:p text:style-name="Standard"/>
      <text:p text:style-name="Standard"/>
      <text:p text:style-name="Standard"/>
      <text:p text:style-name="Standard">\b - Word Boundary</text:p>
      <text:p text:style-name="Standard"/>
      <text:p text:style-name="Standard">\B - Not a Word Boundary</text:p>
      <text:p text:style-name="Standard"/>
      <text:p text:style-name="Standard">^ - Beginning of a String</text:p>
      <text:p text:style-name="Standard"/>
      <text:p text:style-name="Standard">$ - End of a String</text:p>
      <text:p text:style-name="Standard"/>
      <text:p text:style-name="Standard">[] - Matches Characters in brackets</text:p>
      <text:p text:style-name="Standard"/>
      <text:p text:style-name="Standard">[^ ] - Matches Characters NOT in brackets</text:p>
      <text:p text:style-name="Standard"/>
      <text:p text:style-name="Standard">| - Either Or</text:p>
      <text:p text:style-name="Standard"/>
      <text:p text:style-name="Standard">( ) - Group</text:p>
      <text:p text:style-name="Standard"/>
      <text:p text:style-name="Standard">Quantifiers:</text:p>
      <text:p text:style-name="Standard"/>
      <text:p text:style-name="Standard">* - 0 or More</text:p>
      <text:p text:style-name="Standard"/>
      <text:p text:style-name="Standard">+ - 1 or More</text:p>
      <text:p text:style-name="Standard"/>
      <text:p text:style-name="Standard">? - 0 or One</text:p>
      <text:p text:style-name="Standard"/>
      <text:p text:style-name="Standard">{3} - Exact Number</text:p>
      <text:p text:style-name="Standard"/>
      <text:p text:style-name="Standard">{3,4} - Range of Numbers (Minimum, Maximum)</text:p>
      <text:p text:style-name="Standard"/>
      <text:p text:style-name="Standard"/>
      <text:p text:style-name="Standard">#### Sample Regexs ####</text:p>
      <text:p text:style-name="Standard"/>
      <text:p text:style-name="Standard"/>
      <text:p text:style-name="Standard"/>
      <text:p text:style-name="Standard">[a-zA-Z0-9_.+-]+@[a-zA-Z0-9-]+\.[a-zA-Z0-9-.]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-Roman" svg:font-family="Times-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15T09:39:12.531389588</meta:creation-date>
    <dc:date>2022-11-15T09:40:13.425277138</dc:date>
    <meta:editing-duration>PT1M1S</meta:editing-duration>
    <meta:editing-cycles>1</meta:editing-cycles>
    <meta:document-statistic meta:table-count="0" meta:image-count="0" meta:object-count="0" meta:page-count="1" meta:paragraph-count="23" meta:word-count="120" meta:character-count="578" meta:non-whitespace-character-count="481"/>
    <meta:generator>LibreOffice/7.2.2.2$MacOSX_X86_64 LibreOffice_project/02b2acce88a210515b4a5bb2e46cbfb63fe97d56</meta:generator>
  </office:meta>
</office:document-meta>
</file>